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e400" officeooo:paragraph-rsid="002b35cd"/>
    </style:style>
    <style:style style:name="P2" style:family="paragraph" style:parent-style-name="Standard">
      <style:text-properties officeooo:rsid="001a2c90" officeooo:paragraph-rsid="002b35cd"/>
    </style:style>
    <style:style style:name="P3" style:family="paragraph" style:parent-style-name="Standard">
      <style:text-properties officeooo:rsid="001b1ea2" officeooo:paragraph-rsid="002b35cd"/>
    </style:style>
    <style:style style:name="P4" style:family="paragraph" style:parent-style-name="Standard">
      <style:text-properties officeooo:rsid="001c4500" officeooo:paragraph-rsid="002cc5e6"/>
    </style:style>
    <style:style style:name="P5" style:family="paragraph" style:parent-style-name="Standard">
      <style:text-properties officeooo:rsid="001c8da6" officeooo:paragraph-rsid="002b35cd"/>
    </style:style>
    <style:style style:name="P6" style:family="paragraph" style:parent-style-name="Standard">
      <style:text-properties officeooo:rsid="001cd4db" officeooo:paragraph-rsid="002b35cd"/>
    </style:style>
    <style:style style:name="P7" style:family="paragraph" style:parent-style-name="Standard">
      <style:text-properties officeooo:rsid="003273d1" officeooo:paragraph-rsid="003273d1"/>
    </style:style>
    <style:style style:name="P8" style:family="paragraph" style:parent-style-name="Standard">
      <style:text-properties officeooo:rsid="00387627" officeooo:paragraph-rsid="00387627"/>
    </style:style>
    <style:style style:name="P9" style:family="paragraph" style:parent-style-name="Standard">
      <style:text-properties officeooo:rsid="0030d499" officeooo:paragraph-rsid="0030d499"/>
    </style:style>
    <style:style style:name="P10" style:family="paragraph" style:parent-style-name="Title">
      <style:text-properties officeooo:rsid="0021c913" officeooo:paragraph-rsid="002b35cd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Text_20_body">
      <style:text-properties officeooo:rsid="003e9af2" officeooo:paragraph-rsid="003e9af2"/>
    </style:style>
    <style:style style:name="P13" style:family="paragraph" style:parent-style-name="Standard">
      <style:text-properties officeooo:rsid="00387627" officeooo:paragraph-rsid="00387627"/>
    </style:style>
    <style:style style:name="P14" style:family="paragraph" style:parent-style-name="Standard">
      <style:text-properties officeooo:rsid="0042339e" officeooo:paragraph-rsid="0042339e"/>
    </style:style>
    <style:style style:name="P15" style:family="paragraph" style:parent-style-name="Standard">
      <style:text-properties officeooo:paragraph-rsid="002b35cd"/>
    </style:style>
    <style:style style:name="P16" style:family="paragraph" style:parent-style-name="Standard">
      <style:text-properties officeooo:rsid="001a2c90" officeooo:paragraph-rsid="002b35cd"/>
    </style:style>
    <style:style style:name="P17" style:family="paragraph" style:parent-style-name="Standard">
      <style:text-properties officeooo:rsid="0018e400" officeooo:paragraph-rsid="002b35cd"/>
    </style:style>
    <style:style style:name="P18" style:family="paragraph" style:parent-style-name="Standard">
      <style:text-properties officeooo:rsid="001c8da6" officeooo:paragraph-rsid="002b35cd"/>
    </style:style>
    <style:style style:name="P19" style:family="paragraph" style:parent-style-name="Standard">
      <style:text-properties officeooo:rsid="001e8ab1" officeooo:paragraph-rsid="002b35cd"/>
    </style:style>
    <style:style style:name="P20" style:family="paragraph" style:parent-style-name="Standard">
      <style:text-properties officeooo:rsid="001cd4db" officeooo:paragraph-rsid="002b35cd"/>
    </style:style>
    <style:style style:name="P21" style:family="paragraph" style:parent-style-name="Standard">
      <style:text-properties officeooo:paragraph-rsid="002f43f2"/>
    </style:style>
    <style:style style:name="P22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23" style:family="paragraph" style:parent-style-name="Text_20_body">
      <style:text-properties style:text-underline-style="solid" style:text-underline-width="auto" style:text-underline-color="font-color" fo:font-weight="bold" officeooo:rsid="0042339e" officeooo:paragraph-rsid="0042339e" style:font-weight-asian="bold" style:font-weight-complex="bold"/>
    </style:style>
    <style:style style:name="P24" style:family="paragraph" style:parent-style-name="Text_20_body">
      <style:text-properties style:text-underline-style="solid" style:text-underline-width="auto" style:text-underline-color="font-color" officeooo:paragraph-rsid="0053e3a2"/>
    </style:style>
    <style:style style:name="P25" style:family="paragraph" style:parent-style-name="Text_20_body">
      <style:text-properties officeooo:paragraph-rsid="0042339e"/>
    </style:style>
    <style:style style:name="P26" style:family="paragraph" style:parent-style-name="Text_20_body">
      <style:text-properties officeooo:rsid="003a8b14"/>
    </style:style>
    <style:style style:name="P27" style:family="paragraph" style:parent-style-name="Text_20_body">
      <style:text-properties officeooo:rsid="004847f0" officeooo:paragraph-rsid="004847f0"/>
    </style:style>
    <style:style style:name="P28" style:family="paragraph" style:parent-style-name="Text_20_body" style:list-style-name="L1">
      <style:text-properties officeooo:rsid="004847f0" officeooo:paragraph-rsid="004847f0"/>
    </style:style>
    <style:style style:name="P29" style:family="paragraph" style:parent-style-name="Text_20_body">
      <style:text-properties officeooo:rsid="0048c538" officeooo:paragraph-rsid="0048c538"/>
    </style:style>
    <style:style style:name="P30" style:family="paragraph" style:parent-style-name="Text_20_body" style:list-style-name="L1">
      <style:text-properties officeooo:rsid="0048c538" officeooo:paragraph-rsid="0048c538"/>
    </style:style>
    <style:style style:name="P31" style:family="paragraph" style:parent-style-name="Text_20_body">
      <style:text-properties officeooo:rsid="004c54c3" officeooo:paragraph-rsid="004c54c3"/>
    </style:style>
    <style:style style:name="P32" style:family="paragraph" style:parent-style-name="Text_20_body" style:list-style-name="L2">
      <style:text-properties officeooo:rsid="004c54c3" officeooo:paragraph-rsid="004c54c3"/>
    </style:style>
    <style:style style:name="P33" style:family="paragraph" style:parent-style-name="Text_20_body">
      <style:text-properties officeooo:rsid="004c54c3" officeooo:paragraph-rsid="004c7760"/>
    </style:style>
    <style:style style:name="P34" style:family="paragraph" style:parent-style-name="Text_20_body">
      <style:text-properties officeooo:rsid="0018e400" officeooo:paragraph-rsid="004c54c3"/>
    </style:style>
    <style:style style:name="P35" style:family="paragraph" style:parent-style-name="Text_20_body" style:list-style-name="L2"/>
    <style:style style:name="P36" style:family="paragraph" style:parent-style-name="Text_20_body">
      <style:text-properties officeooo:rsid="004d2238" officeooo:paragraph-rsid="004d2238"/>
    </style:style>
    <style:style style:name="P37" style:family="paragraph" style:parent-style-name="Text_20_body" style:list-style-name="L3">
      <style:text-properties officeooo:paragraph-rsid="004d2238"/>
    </style:style>
    <style:style style:name="P38" style:family="paragraph" style:parent-style-name="Text_20_body">
      <style:text-properties officeooo:rsid="004dbc2e" officeooo:paragraph-rsid="004dbc2e"/>
    </style:style>
    <style:style style:name="P39" style:family="paragraph" style:parent-style-name="Text_20_body">
      <style:text-properties officeooo:paragraph-rsid="0052428c"/>
    </style:style>
    <style:style style:name="P40" style:family="paragraph" style:parent-style-name="Text_20_body">
      <style:text-properties officeooo:rsid="003e694f" officeooo:paragraph-rsid="0052428c"/>
    </style:style>
    <style:style style:name="P41" style:family="paragraph" style:parent-style-name="Text_20_body">
      <style:text-properties officeooo:rsid="001c8da6"/>
    </style:style>
    <style:style style:name="P42" style:family="paragraph" style:parent-style-name="Text_20_body">
      <style:text-properties officeooo:paragraph-rsid="0053e3a2"/>
    </style:style>
    <style:style style:name="P43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42339e" officeooo:paragraph-rsid="0045a428" style:font-weight-asian="bold" style:font-weight-complex="bold"/>
    </style:style>
    <style:style style:name="P44" style:family="paragraph" style:parent-style-name="Heading_20_2">
      <style:text-properties style:font-name="Ubuntu" officeooo:rsid="001f4a96" officeooo:paragraph-rsid="002b35cd"/>
    </style:style>
    <style:style style:name="T1" style:family="text">
      <style:text-properties officeooo:rsid="00204d95"/>
    </style:style>
    <style:style style:name="T2" style:family="text">
      <style:text-properties officeooo:rsid="007b9de8"/>
    </style:style>
    <style:style style:name="T3" style:family="text">
      <style:text-properties officeooo:rsid="0022a71b"/>
    </style:style>
    <style:style style:name="T4" style:family="text">
      <style:text-properties officeooo:rsid="00264105"/>
    </style:style>
    <style:style style:name="T5" style:family="text">
      <style:text-properties officeooo:rsid="0027cdb5"/>
    </style:style>
    <style:style style:name="T6" style:family="text">
      <style:text-properties officeooo:rsid="002b04fd"/>
    </style:style>
    <style:style style:name="T7" style:family="text">
      <style:text-properties officeooo:rsid="002c1d36"/>
    </style:style>
    <style:style style:name="T8" style:family="text">
      <style:text-properties officeooo:rsid="002e8214"/>
    </style:style>
    <style:style style:name="T9" style:family="text">
      <style:text-properties officeooo:rsid="003273d1"/>
    </style:style>
    <style:style style:name="T10" style:family="text">
      <style:text-properties officeooo:rsid="0034248f"/>
    </style:style>
    <style:style style:name="T11" style:family="text">
      <style:text-properties officeooo:rsid="003483d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34cf7a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2c1d36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officeooo:rsid="00204d95"/>
    </style:style>
    <style:style style:name="T18" style:family="text">
      <style:text-properties officeooo:rsid="00387627"/>
    </style:style>
    <style:style style:name="T19" style:family="text">
      <style:text-properties style:text-position="super 58%"/>
    </style:style>
    <style:style style:name="T20" style:family="text">
      <style:text-properties officeooo:rsid="0041a8da"/>
    </style:style>
    <style:style style:name="T21" style:family="text">
      <style:text-properties officeooo:rsid="0043e632"/>
    </style:style>
    <style:style style:name="T22" style:family="text">
      <style:text-properties officeooo:rsid="0044cabf"/>
    </style:style>
    <style:style style:name="T23" style:family="text">
      <style:text-properties officeooo:rsid="0045a428"/>
    </style:style>
    <style:style style:name="T24" style:family="text">
      <style:text-properties officeooo:rsid="0048c538"/>
    </style:style>
    <style:style style:name="T25" style:family="text">
      <style:text-properties officeooo:rsid="004ab27c"/>
    </style:style>
    <style:style style:name="T26" style:family="text">
      <style:text-properties officeooo:rsid="004c54c3"/>
    </style:style>
    <style:style style:name="T27" style:family="text">
      <style:text-properties officeooo:rsid="004c7760"/>
    </style:style>
    <style:style style:name="T28" style:family="text">
      <style:text-properties officeooo:rsid="004d2238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officeooo:rsid="004e4f91"/>
    </style:style>
    <style:style style:name="T31" style:family="text">
      <style:text-properties officeooo:rsid="005063c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ort Planets</text:p>
      <text:h text:style-name="P44" text:outline-level="2"><text:span text:style-name="T2">A</text:span> <text:span text:style-name="T2">micro:bit makecode project (workshop challenges)</text:span></text:h>
      <text:p text:style-name="P1"/>
      <text:p text:style-name="Text_20_body"/>
      <text:p text:style-name="P5"/>
      <text:p text:style-name="P5"/>
      <text:p text:style-name="P22">TASK 1</text:p>
      <text:p text:style-name="P42"><text:span text:style-name="T14">THINGS TO MAKE YOUR PROGRAM DO AS SOON AS IT STARTS RUNNING (BEFORE YOU PRESS ANY BUTTONS OR ANYTHING </text:span><text:span text:style-name="T17">ELSE</text:span><text:span text:style-name="T14">)</text:span></text:p>
      <text:p text:style-name="Text_20_body"><text:span text:style-name="T14"/></text:p>
      <text:p text:style-name="Text_20_body"><text:span text:style-name="T14">Declaring Variables</text:span></text:p>
      <text:list xml:id="list881302687" text:style-name="L2">
        <text:list-item>
          <text:p text:style-name="P35"><text:span text:style-name="T26">Make</text:span> <text:span text:style-name="T25">8 variables named planet_1 to planet_8.</text:span></text:p>
        </text:list-item>
        <text:list-item>
          <text:p text:style-name="P35"><text:span text:style-name="T25">A</text:span>ssign <text:span text:style-name="T26">a planet name (text string)</text:span> <text:span text:style-name="T26">to each of these 8 variables in the correct order, with planet_1 being the closest and planet_8 the furthest away from Sol (the name of our sun)</text:span>. </text:p>
        </text:list-item>
        <text:list-item>
          <text:p text:style-name="P32">Add these blocks to an on start block.</text:p>
        </text:list-item>
      </text:list>
      <text:p text:style-name="P31"/>
      <text:p text:style-name="P34"/>
      <text:p text:style-name="P1"/>
      <text:p text:style-name="Text_20_body"><text:span text:style-name="T10">Make</text:span> a function to <text:span text:style-name="T3">create</text:span> a solar system (<text:span text:style-name="T11">called </text:span><text:span text:style-name="T12">create_solar_system</text:span>) that gets called when <text:s/>the program starts running. </text:p>
      <text:p text:style-name="P33">Make a<text:span text:style-name="T27">n</text:span> <text:span text:style-name="T27">array variable called solar_system and add the 8 planet variables (text strings remember!) to it.</text:span> <text:span text:style-name="T27">Make sure they’re in the correct order.</text:span></text:p>
      <text:p text:style-name="P2"/>
      <text:p text:style-name="Text_20_body"><text:span text:style-name="T13">S</text:span>o far, you haven’t told the program to display anything yet. <text:span text:style-name="T13">T</text:span>hat’s ok. Everything is being stored in the micro:bits memory. </text:p>
      <text:p text:style-name="P2"/>
      <text:p text:style-name="P15"/>
      <text:p text:style-name="Text_20_body"/>
      <text:p text:style-name="Text_20_body">nothing to see so far, unless you make an LED come on, or something.</text:p>
      <text:p text:style-name="P5"/>
      <text:p text:style-name="Text_20_body"/>
      <text:p text:style-name="Text_20_body">explain how the program works so far</text:p>
      <text:p text:style-name="Text_20_body">how will you know the program is running?</text:p>
      <text:p text:style-name="P39"><text:span text:style-name="T31">I have a set of books labelled from 0 to 7. How many books are there?</text:span></text:p>
      <text:p text:style-name="Text_20_body">variable type used <text:span text:style-name="T4">for planet variables</text:span>.</text:p>
      <text:p text:style-name="P2"><text:soft-page-break/></text:p>
      <text:p text:style-name="Text_20_body"/>
      <text:p text:style-name="P3"/>
      <text:p text:style-name="P22">TASK <text:span text:style-name="T6">2</text:span></text:p>
      <text:p text:style-name="P24">THINGS TO MAKE YOUR PROGRAM DO WHEN YOU PRESS A BUTTON</text:p>
      <text:p text:style-name="Text_20_body"><text:span text:style-name="T13">C</text:span>reate a function (called <text:span text:style-name="T12">display_planets)</text:span> to loop through the array, displaying <text:span text:style-name="T28">the value of a planet at each loop.</text:span></text:p>
      <text:list xml:id="list1951493141" text:style-name="L3">
        <text:list-item>
          <text:p text:style-name="P37"><text:span text:style-name="T28">Create a function called display_planets.</text:span></text:p>
        </text:list-item>
      </text:list>
      <text:p text:style-name="P36">Make a for loop that will <text:span text:style-name="T29">do something</text:span> the same number of times as there are planets in the solar_system... BUT it has to start from zero!</text:p>
      <text:p text:style-name="P38">The value of a variable called planet_position must change for each loop going <text:span text:style-name="T28">FROM (zero) TO (the length of the solar_system array minus 1)</text:span></text:p>
      <text:p text:style-name="P38">Make a block to show a string at every loop. Make this string by getting <text:span text:style-name="T30">the value at planet_position in the solar_system array.</text:span></text:p>
      <text:p text:style-name="Text_20_body"/>
      <text:p text:style-name="P15"/>
      <text:p text:style-name="Text_20_body"><text:span text:style-name="T13">C</text:span>reate the code to call <text:span text:style-name="T30">the display_planets</text:span> function whenever button A is pressed</text:p>
      <text:p text:style-name="P2"/>
      <text:p text:style-name="P2"/>
      <text:p text:style-name="Text_20_body"/>
      <text:p text:style-name="P12">See if you can name the next planet before it scrolls onto the display!</text:p>
      <text:p text:style-name="Text_20_body"/>
      <text:p text:style-name="P41"/>
      <text:p text:style-name="P22">TASK <text:span text:style-name="T7">3</text:span></text:p>
      <text:p text:style-name="Text_20_body">update you<text:span text:style-name="T5">r</text:span> display_planets function to <text:span text:style-name="T7">use a while loop to keep the display going forever in an ‘infinite loop’.</text:span></text:p>
      <text:p text:style-name="P19"/>
      <text:p text:style-name="P15"/>
      <text:p text:style-name="P6"/>
      <text:p text:style-name="P6"/>
      <text:p text:style-name="P22">TASK <text:span text:style-name="T7">4</text:span></text:p>
      <text:p text:style-name="Text_20_body"><text:span text:style-name="T31">U</text:span>pdate your display_planets function to show the <text:span text:style-name="T8">text </text:span>string “<text:span text:style-name="T9">H</text:span>ome” whenever the <text:span text:style-name="T8">text </text:span>string used for planet3 (“Earth”) is displayed.</text:p>
      <text:p text:style-name="P6"/>
      <text:p text:style-name="P15"/>
      <text:p text:style-name="Text_20_body"/>
      <text:p text:style-name="Text_20_body"/>
      <text:p text:style-name="Text_20_body"/>
      <text:p text:style-name="Text_20_body"><text:soft-page-break/></text:p>
      <text:p text:style-name="Text_20_body"><text:span text:style-name="T15">TASK </text:span><text:span text:style-name="T16">5</text:span></text:p>
      <text:p text:style-name="Text_20_body"><text:span text:style-name="T20">U</text:span>pdate your makecode to display one planet at a time (still in order of distance from the sun), each time button A is pressed.</text:p>
      <text:p text:style-name="Text_20_body">Write a new function called <text:span text:style-name="T12">display_next_planet</text:span>.</text:p>
      <text:p text:style-name="Text_20_body">Whoever calls display_next_planet must also pass it the solar_system array index number of the planet it wants the new function to display.</text:p>
      <text:p text:style-name="P21"/>
      <text:p text:style-name="P21"/>
      <text:p text:style-name="P21"/>
      <text:p text:style-name="P21"/>
      <text:p text:style-name="P21"/>
      <text:p text:style-name="P21"/>
      <text:p text:style-name="Text_20_body">why do we have to reset the counter?</text:p>
      <text:p text:style-name="Text_20_body">What would happen if the counter wasn’t reset?</text:p>
      <text:p text:style-name="P40">What’s wrong with not just saying ‘if counter &gt;= 8...’ </text:p>
      <text:p text:style-name="P40">(what if tomorrow, Pluto becomes the 9<text:span text:style-name="T19">th</text:span> planet again? How would the program need to be changed?)</text:p>
      <text:p text:style-name="P7"/>
      <text:p text:style-name="P4"/>
      <text:p text:style-name="P9"/>
      <text:p text:style-name="P11"/>
      <text:p text:style-name="P23">TASK 6</text:p>
      <text:p text:style-name="Text_20_body">To display a <text:span text:style-name="T14">randomly chosen</text:span> planet each time button A is pressed.</text:p>
      <text:p text:style-name="P14">We need to be able to generate a randomly chosen number between <text:span text:style-name="T21">0 and 7</text:span>.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3">TASK <text:span text:style-name="T23">7</text:span></text:p>
      <text:p text:style-name="P8"/>
      <text:p text:style-name="Text_20_body"><text:span text:style-name="T22">Now completely separate from the random planet displaying you’ve just done, you need to p</text:span>rogram button B to increment a counter with values between 1 and 8 <text:span text:style-name="T22">( or 0 to 7) </text:span>. <text:span text:style-name="T22">Just as before, </text:span>when the <text:span text:style-name="T18">counter tries to go above 8 ( or 7), it gets reset to the beginning. This time though, you need to display the counter value. A new function called display_counter to </text:span></text:p>
      <text:p text:style-name="Text_20_body"/>
      <text:p text:style-name="Text_20_body"/>
      <text:p text:style-name="P27"><text:span text:style-name="T24">I</text:span>n this order, <text:span text:style-name="T24">put these blocks into an on button B pressed block:</text:span></text:p>
      <text:list xml:id="list2309601407" text:style-name="L1">
        <text:list-item>
          <text:p text:style-name="P30">A block to call the display_counter function and pass it the counter variable at the same time.</text:p>
        </text:list-item>
        <text:list-item>
          <text:p text:style-name="P30">create a block to increment the value of counter by 1.</text:p>
        </text:list-item>
        <text:list-item>
          <text:p text:style-name="P28">create an if block <text:span text:style-name="T24">that does something if the value of counter becomes equal or greater than the number of planets in the solar_system.</text:span></text:p>
        </text:list-item>
        <text:list-item>
          <text:p text:style-name="P30">Create a single block to do that ‘something’.</text:p>
        </text:list-item>
      </text:list>
      <text:p text:style-name="P29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09:49:16.278069489</meta:creation-date>
    <dc:date>2019-08-07T23:43:10.336483078</dc:date>
    <meta:editing-duration>PT1H53M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5" meta:paragraph-count="47" meta:word-count="653" meta:character-count="3614" meta:non-whitespace-character-count="3009"/>
  </office:meta>
</office:document-meta>
</file>